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0319e9" officeooo:paragraph-rsid="000319e9"/>
    </style:style>
    <style:style style:name="P2" style:family="paragraph" style:parent-style-name="Standard">
      <style:paragraph-properties fo:text-align="justify" style:justify-single-word="false"/>
      <style:text-properties officeooo:rsid="0004abcf" officeooo:paragraph-rsid="0004abcf"/>
    </style:style>
    <style:style style:name="P3" style:family="paragraph" style:parent-style-name="Standard">
      <style:paragraph-properties fo:text-align="justify" style:justify-single-word="false"/>
      <style:text-properties fo:font-size="22pt" fo:font-weight="bold" officeooo:rsid="000319e9" officeooo:paragraph-rsid="000319e9" style:font-size-asian="22pt" style:font-weight-asian="bold" style:font-size-complex="22pt" style:font-weight-complex="bold"/>
    </style:style>
    <style:style style:name="P4" style:family="paragraph" style:parent-style-name="Standard">
      <style:paragraph-properties fo:text-align="justify" style:justify-single-word="false"/>
      <style:text-properties officeooo:paragraph-rsid="000319e9"/>
    </style:style>
    <style:style style:name="P5" style:family="paragraph" style:parent-style-name="Standard">
      <style:paragraph-properties fo:text-align="justify" style:justify-single-word="false"/>
      <style:text-properties officeooo:paragraph-rsid="0004abcf"/>
    </style:style>
    <style:style style:name="P6" style:family="paragraph" style:parent-style-name="Standard">
      <style:paragraph-properties fo:text-align="justify" style:justify-single-word="false"/>
      <style:text-properties officeooo:rsid="00072882" officeooo:paragraph-rsid="00072882"/>
    </style:style>
    <style:style style:name="P7" style:family="paragraph" style:parent-style-name="Standard">
      <style:paragraph-properties fo:text-align="justify" style:justify-single-word="false"/>
      <style:text-properties fo:font-weight="bold" officeooo:rsid="00072882" officeooo:paragraph-rsid="00072882" style:font-weight-asian="bold" style:font-weight-complex="bold"/>
    </style:style>
    <style:style style:name="T1" style:family="text">
      <style:text-properties officeooo:rsid="000319e9"/>
    </style:style>
    <style:style style:name="T2" style:family="text">
      <style:text-properties officeooo:rsid="00042274"/>
    </style:style>
    <style:style style:name="T3" style:family="text">
      <style:text-properties officeooo:rsid="0004abcf"/>
    </style:style>
    <style:style style:name="T4"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EMA?</text:p>
      <text:p text:style-name="P1">Solmaz Golmohammadi</text:p>
      <text:p text:style-name="P1"><text:s/></text:p>
      <text:p text:style-name="P1"/>
      <text:p text:style-name="P4"><text:span text:style-name="T1">EMA (</text:span><text:bookmark text:name="mntl-sc-block_1-0"/>Exponential Moving Average<text:span text:style-name="T1">) is a kind of Moving Average (MA), which is used for technical analyses. </text:span></text:p>
      <text:p text:style-name="P4"/>
      <text:p text:style-name="P1">MA it self is a indicator which helps us to smooth out data from noise and short-term fluctuations. <text:span text:style-name="T2">When you want to calculate the MA of the prices for N days, If you consider all an equal weight for each day and divide the sum of all the prices to N simply, you have calculated Simple Moving Average (SMA) but if you place greater weight on the most recent data ( prices in recent days) you have calculated the EMA. <text:s/></text:span><text:s text:c="2"/></text:p>
      <text:p text:style-name="P1"/>
      <text:p text:style-name="P4"><text:span text:style-name="T1">“The 12- and 26-day exponential moving averages (EMAs) are often the most quoted and analyzed short-term averages. The 12- and 26-day are used to create indicators like the moving average convergence divergence (MACD) and the percentage price oscillator (PPO). In general, the 50- and 200-day EMAs are used as indicators for long-term trends. When a stock price crosses its 200-day moving average, it is a technical signal that a reversal has occurred.</text:span>”</text:p>
      <text:p text:style-name="P4"/>
      <text:p text:style-name="P2">For calculating EMA, you should first calculate the SMA which as I mentioned before is obtained by dividing sum of all prices for N days to the N. </text:p>
      <text:p text:style-name="P2"/>
      <text:p text:style-name="P2">Next, you must calculate the multiplier for smoothing (weighting) the EMA, which typically follows the formula: [2 ÷ (N + 1)]. For a 20-day moving average, the multiplier would be [2/(20+1)]= 0.0952.</text:p>
      <text:p text:style-name="P2"/>
      <text:p text:style-name="P2">And finally for EMA it self you should use the formula below:</text:p>
      <text:p text:style-name="P2"/>
      <text:p text:style-name="P2">EMA = Closing price x multiplier + EMA (previous day) x (1-multiplier)</text:p>
      <text:p text:style-name="P2"/>
      <text:p text:style-name="P5"><text:span text:style-name="T3">“Like all moving average indicators, EMAs are much better suited for trending markets. When the market is in a strong and sustained uptrend, the EMA indicator line will also show an uptrend and vice-versa for a downtrend. A vigilant trader will pay attention to both the direction of the EMA line and the relation of the rate of change from one bar to the next.</text:span>”</text:p>
      <text:p text:style-name="P5"/>
      <text:p text:style-name="P7">What are the limitations of the EMA?</text:p>
      <text:p text:style-name="P6"/>
      <text:p text:style-name="P6">“It is unclear whether or not more emphasis should be placed on the most recent days in the time period. Many traders believe that new data better reflects the current trend of the security. At the same time, others feel that overweighting recent dates creates a bias that leads to more false alarms.</text:p>
      <text:p text:style-name="P6"/>
      <text:p text:style-name="P6">Similarly, the EMA relies wholly on historical data. Many economists believe that markets are efficient, which means that current market prices already reflect all available information. If markets are indeed efficient, using historical data should tell us nothing about the future direction of asset prices.”</text:p>
      <text:p text:style-name="P6"/>
      <text:p text:style-name="P6"><text:span text:style-name="T4">Refrences:</text:span></text:p>
      <text:p text:style-name="P5"><text:a xlink:type="simple" xlink:href="https://www.investopedia.com/terms/e/ema.asp" text:style-name="Internet_20_link" text:visited-style-name="Visited_20_Internet_20_Link">https://www.investopedia.com/terms/e/ema.asp</text:a></text:p>
      <text:p text:style-name="P5"><text:a xlink:type="simple" xlink:href="https://www.investopedia.com/terms/m/movingaverage.asp" text:style-name="Internet_20_link" text:visited-style-name="Visited_20_Internet_20_Link">https://www.investopedia.com/terms/m/movingaverage.asp</text:a></text:p>
      <text:p text:style-name="P5"><text:a xlink:type="simple" xlink:href="https://www.investopedia.com/ask/answers/122314/what-exponential-moving-average-ema-formula-and-how-ema-calculated.asp" text:style-name="Internet_20_link" text:visited-style-name="Visited_20_Internet_20_Link">https://www.investopedia.com/ask/answers/122314/what-exponential-moving-average-ema-formula-and-how-ema-calculated.as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20:36:57.890538131</meta:creation-date>
    <dc:date>2020-05-29T02:33:15.055007118</dc:date>
    <meta:editing-duration>PT5H24M7S</meta:editing-duration>
    <meta:editing-cycles>5</meta:editing-cycles>
    <meta:generator>LibreOffice/6.0.7.3$Linux_X86_64 LibreOffice_project/00m0$Build-3</meta:generator>
    <meta:document-statistic meta:table-count="0" meta:image-count="0" meta:object-count="0" meta:page-count="1" meta:paragraph-count="18" meta:word-count="432" meta:character-count="2720" meta:non-whitespace-character-count="2298"/>
  </office:meta>
</office:document-meta>
</file>